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2" svg:font-family="Tahoma"/>
    <style:font-face style:name="DejaVu Sans" svg:font-family="'DejaVu Sans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16.999cm" style:rel-column-width="65535*"/>
    </style:style>
    <style:style style:name="Tableau1.A1" style:family="table-cell">
      <style:table-cell-properties fo:padding="0.097cm" fo:border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fo:font-weight="bold" officeooo:paragraph-rsid="00130d5f" style:font-weight-asian="bold" style:font-weight-complex="bold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officeooo:rsid="00130d5f"/>
    </style:style>
    <style:style style:name="T4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>
      <text:tracked-changes text:track-changes="false">
        <text:changed-region xml:id="ct54192208" text:id="ct54192208">
          <text:insertion>
            <office:change-info>
              <dc:creator>Auteur inconnu</dc:creator>
              <dc:date>2016-03-21T14:09:00</dc:date>
            </office:change-info>
          </text:insertion>
        </text:changed-region>
        <text:changed-region xml:id="ct48249584" text:id="ct48249584">
          <text:insertion>
            <office:change-info>
              <dc:creator>Gauthier Bastien</dc:creator>
              <dc:date>2012-03-21T11:27:00</dc:date>
            </office:change-info>
          </text:insertion>
        </text:changed-region>
        <text:changed-region xml:id="ct48352128" text:id="ct48352128">
          <text:insertion>
            <office:change-info>
              <dc:creator>Gauthier Bastien</dc:creator>
              <dc:date>2011-05-05T15:16:00</dc:date>
            </office:change-info>
          </text:insertion>
        </text:changed-region>
        <text:changed-region xml:id="ct48511088" text:id="ct48511088">
          <text:insertion>
            <office:change-info>
              <dc:creator>Gauthier Bastien</dc:creator>
              <dc:date>2011-04-18T16:40:00</dc:date>
            </office:change-info>
          </text:insertion>
        </text:changed-region>
        <text:changed-region xml:id="ct48508304" text:id="ct48508304">
          <text:insertion>
            <office:change-info>
              <dc:creator>Gauthier Bastien</dc:creator>
              <dc:date>2011-04-18T16:40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Service :</text:span> <text:change-start text:change-id="ct54192208"/>self.displayValue(self.listProposingGroup<text:span text:style-name="T3">s</text:span>(), self.getProposingGroup())<text:change-end text:change-id="ct54192208"/></text:p>
      <text:p text:style-name="P1"/>
      <text:p text:style-name="P1"><office:annotation><dc:creator>Gauthier Bastien</dc:creator><dc:date>2011-05-05T15:11:58</dc:date><text:p text:style-name="P8"><text:span text:style-name="T4">do text if self.hasMeeting()</text:span></text:p></office:annotation><text:span text:style-name="T1">Conseil Communal :</text:span> <text:change-start text:change-id="ct48249584"/>self.getMeeting().Title()<text:change-end text:change-id="ct48249584"/></text:p>
      <text:p text:style-name="P1"><office:annotation><dc:creator>Gauthier Bastien</dc:creator><dc:date>2011-05-05T15:11:58</dc:date><text:p text:style-name="P8"><text:span text:style-name="T4">do text if not self.hasMeeting() and self.getPreferredMeeting() != 'whatever'</text:span></text:p></office:annotation><text:span text:style-name="T1">Conseil Communal :</text:span> <text:change-start text:change-id="ct48352128"/>self.uid_catalog(UID=self.getPreferredMeeting())[0].getObject().Title()[:-8]<text:change-end text:change-id="ct48352128"/></text:p>
      <text:p text:style-name="P1"><office:annotation><dc:creator>Gauthier Bastien</dc:creator><dc:date>2011-05-05T15:11:58</dc:date><text:p text:style-name="P8"><text:span text:style-name="T5">do text if not self.hasMeeting() and self.getPreferredMeeting() == 'whatever'</text:span></text:p></office:annotation><text:span text:style-name="T1">Conseil Communal :</text:span> ...</text:p>
      <text:p text:style-name="P1"/>
      <text:p text:style-name="P2"><text:span text:style-name="T2">Références :</text:span> -</text:p>
      <text:p text:style-name="P2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6">RAPPORT AUX CONSEILLERS COMMUNAUX</text:p>
          </table:table-cell>
        </table:table-row>
      </table:table>
      <text:p text:style-name="P3"/>
      <text:p text:style-name="P5">OBJET N°<text:change-start text:change-id="ct48511088"/>self.getItemNumber(relativeTo='meeting')<text:change-end text:change-id="ct48511088"/> : <text:change-start text:change-id="ct48508304"/>self.Title()<text:change-end text:change-id="ct48508304"/></text:p>
      <text:p text:style-name="P4"/>
      <text:p text:style-name="P4"><office:annotation><dc:creator>Gauthier Bastien</dc:creator><dc:date>2011-04-18T16:41:20</dc:date><text:p text:style-name="P9"><text:span text:style-name="T4">do text</text:span></text:p><text:p text:style-name="P9"><text:span text:style-name="T4">from xhtml(view.printXhtml(self, self.Description()))</text:span></text:p></office:annotation>Description dans l'ordre du jour/Rappor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2" svg:font-family="Tahoma"/>
    <style:font-face style:name="DejaVu Sans" svg:font-family="'DejaVu Sans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ahoma" fo:font-family="Tahoma" style:font-style-name="Normal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2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5-05T15:11:42</meta:creation-date>
    <meta:editing-duration>PT6M18S</meta:editing-duration>
    <meta:editing-cycles>10</meta:editing-cycles>
    <meta:generator>LibreOffice/4.2.8.2$Linux_X86_64 LibreOffice_project/420m0$Build-2</meta:generator>
    <meta:initial-creator>Gauthier Bastien</meta:initial-creator>
    <dc:date>2016-03-21T14:09:51.956675210</dc:date>
    <meta:document-statistic meta:table-count="1" meta:image-count="0" meta:object-count="0" meta:page-count="1" meta:paragraph-count="8" meta:word-count="32" meta:character-count="392" meta:non-whitespace-character-count="368"/>
  </office:meta>
</office:document-meta>
</file>